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5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2:19:01.022755319</meta:creation-date>
    <dc:date>2025-06-18T22:23:37.709859219</dc:date>
    <meta:editing-duration>PT4M37S</meta:editing-duration>
    <meta:editing-cycles>1</meta:editing-cycles>
    <meta:generator>LibreOffice/24.8.7.2$Linux_X86_64 LibreOffice_project/480$Build-2</meta:generator>
    <meta:document-statistic meta:table-count="6" meta:cell-count="22356" meta:object-count="0"/>
  </office:meta>
</office:document-meta>
</file>